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</style:style>
  </office:automatic-styles>
  <office:body>
    <office:text text:use-soft-page-breaks="true">
      <text:p text:style-name="P1"><text:a xlink:href="http://27050.hosts2.ma-cloud.nl/bewijzenmap/periode1.4/proj/index.html" office:target-frame-name="_top" xlink:show="replace"><text:span text:style-name="Hyperlink">http://27050.hosts2.ma-cloud.nl/bewijzenmap/periode1.4/proj/index.html</text:span></text:a></text:p>
      <text:p text:style-name="Standaard"/>
      <text:p text:style-name="Standaard">dit is waty heb ik voor zover.</text:p>
      <text:p text:style-name="Standaard">Voor sprint 3 wil ik minimaal nog 2 a 3 pages afmaken.<text:s/></text:p>
      <text:p text:style-name="Standaard">De issues fixen wat betreft het backend. (hidde weet daar van.)</text:p>
      <text:p text:style-name="Standaard">En wireframes zijn geupdated, ik was namelijk in week 1 / 2 nog niet zeker welke tamplate ik zou gebruiken dus besloot ik gewoon om alles zelf te gaan bouwe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Hyperlink" style:display-name="Hyperlink" style:family="text" style:parent-style-name="Standaardalinea-lettertype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sman oz</meta:initial-creator>
    <dc:creator>osman oz</dc:creator>
    <meta:creation-date>2019-05-30T15:55:00Z</meta:creation-date>
    <dc:date>2019-05-30T15:57:00Z</dc:date>
    <meta:template xlink:href="Normal.dotm" xlink:type="simple"/>
    <meta:editing-cycles>1</meta:editing-cycles>
    <meta:editing-duration>PT120S</meta:editing-duration>
    <meta:document-statistic meta:page-count="1" meta:paragraph-count="1" meta:word-count="72" meta:character-count="468" meta:row-count="3" meta:non-whitespace-character-count="397"/>
  </office:meta>
</office:document-meta>
</file>